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adb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adb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adb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adb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adb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adb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adb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adb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adb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adb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adb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adb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adb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adb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adb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adb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adb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niel Alexander Salazar Frontad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9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266155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leazer Josè Salazar Roj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6490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6.84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